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fo:font-size="20pt" style:font-size-asian="20pt" style:font-size-complex="20pt"/>
    </style:style>
    <style:style style:name="P3" style:parent-style-name="Normal" style:family="paragraph">
      <style:text-properties fo:font-weight="bold" style:font-weight-asian="bold" style:font-weight-complex="bold" fo:font-size="20pt" style:font-size-asian="20pt" style:font-size-complex="20pt"/>
    </style:style>
    <style:style style:name="P4" style:parent-style-name="Paragraphedeliste" style:list-style-name="LFO1" style:family="paragraph"/>
    <style:style style:name="P5" style:parent-style-name="Paragraphedeliste" style:list-style-name="LFO1" style:family="paragraph"/>
    <style:style style:name="P6" style:parent-style-name="Paragraphedeliste" style:list-style-name="LFO1" style:family="paragraph"/>
    <style:style style:name="P7" style:parent-style-name="Normal" style:family="paragraph">
      <style:paragraph-properties fo:margin-left="0.4916in" fo:text-indent="-0.4916in">
        <style:tab-stops/>
      </style:paragraph-properties>
    </style:style>
    <style:style style:name="P8" style:parent-style-name="Normal" style:family="paragraph">
      <style:paragraph-properties fo:margin-left="0.4916in" fo:text-indent="-0.4916in">
        <style:tab-stops/>
      </style:paragraph-properties>
    </style:style>
    <style:style style:name="P9" style:parent-style-name="Normal" style:family="paragraph">
      <style:text-properties fo:font-weight="bold" style:font-weight-asian="bold" style:font-weight-complex="bold" fo:font-size="20pt" style:font-size-asian="20pt" style:font-size-complex="20pt"/>
    </style:style>
    <style:style style:name="T10" style:parent-style-name="Policepardéfaut" style:family="text">
      <style:text-properties style:font-name="Helvetica" fo:color="#202123" fo:background-color="#FFFFFF"/>
    </style:style>
    <style:style style:name="T11" style:parent-style-name="Policepardéfaut" style:family="text">
      <style:text-properties style:font-name="Helvetica" fo:color="#202123" fo:background-color="#FFFFFF"/>
    </style:style>
    <style:style style:name="T12" style:parent-style-name="Policepardéfaut" style:family="text">
      <style:text-properties style:font-name="Helvetica" fo:font-weight="bold" style:font-weight-asian="bold" style:font-weight-complex="bold" fo:color="#202123" fo:background-color="#FFFFFF"/>
    </style:style>
    <style:style style:name="T13" style:parent-style-name="Policepardéfaut" style:family="text">
      <style:text-properties style:font-name="Helvetica" fo:color="#202123" fo:background-color="#FFFFFF"/>
    </style:style>
    <style:style style:name="T14" style:parent-style-name="Policepardéfaut" style:family="text">
      <style:text-properties style:font-name="Helvetica" fo:font-style="italic" style:font-style-asian="italic" style:font-style-complex="italic" fo:color="#202123" fo:background-color="#FFFFFF"/>
    </style:style>
    <style:style style:name="T15" style:parent-style-name="Policepardéfaut" style:family="text">
      <style:text-properties style:font-name="Helvetica" fo:color="#202123" fo:background-color="#FFFFFF"/>
    </style:style>
    <style:style style:name="T16" style:parent-style-name="Policepardéfaut" style:family="text">
      <style:text-properties style:font-name="Helvetica" fo:color="#202123" fo:background-color="#FFFFFF"/>
    </style:style>
    <style:style style:name="T17" style:parent-style-name="Policepardéfaut" style:family="text">
      <style:text-properties style:font-name="Helvetica" fo:color="#202123" fo:background-color="#FFFFFF"/>
    </style:style>
    <style:style style:name="T18" style:parent-style-name="Policepardéfaut" style:family="text">
      <style:text-properties style:font-name="Helvetica" fo:font-style="italic" style:font-style-asian="italic" style:font-style-complex="italic" fo:color="#202123" fo:background-color="#FFFFFF"/>
    </style:style>
    <style:style style:name="T19" style:parent-style-name="Policepardéfaut" style:family="text">
      <style:text-properties style:font-name="Helvetica" fo:color="#202123" fo:background-color="#FFFFFF"/>
    </style:style>
    <style:style style:name="T20" style:parent-style-name="Policepardéfaut" style:family="text">
      <style:text-properties style:font-name="Helvetica" fo:color="#202123" fo:background-color="#FFFFFF"/>
    </style:style>
    <style:style style:name="T21" style:parent-style-name="Policepardéfaut" style:family="text">
      <style:text-properties style:font-name="Helvetica" fo:color="#202123" fo:background-color="#FFFFFF"/>
    </style:style>
    <style:style style:name="T22" style:parent-style-name="Policepardéfaut" style:family="text">
      <style:text-properties style:font-name="Helvetica" fo:color="#202123" fo:background-color="#FFFFFF"/>
    </style:style>
    <style:style style:name="T23" style:parent-style-name="Policepardéfaut" style:family="text">
      <style:text-properties style:font-name="Helvetica" fo:font-style="italic" style:font-style-asian="italic" style:font-style-complex="italic" fo:color="#202123" fo:background-color="#FFFFFF"/>
    </style:style>
    <style:style style:name="T24" style:parent-style-name="Policepardéfaut" style:family="text">
      <style:text-properties style:font-name="Helvetica" fo:color="#202123" fo:background-color="#FFFFFF"/>
    </style:style>
    <style:style style:name="T25" style:parent-style-name="Policepardéfaut" style:family="text">
      <style:text-properties style:font-name="Helvetica" fo:color="#202123" fo:background-color="#FFFFFF"/>
    </style:style>
    <style:style style:name="T26" style:parent-style-name="Policepardéfaut" style:family="text">
      <style:text-properties style:font-name="Helvetica" fo:color="#202123" fo:background-color="#FFFFFF"/>
    </style:style>
    <style:style style:name="P27" style:parent-style-name="Normal" style:family="paragraph">
      <style:text-properties style:font-name="Helvetica" fo:color="#202123" fo:background-color="#FFFFFF"/>
    </style:style>
    <style:style style:name="T28" style:parent-style-name="Policepardéfaut" style:family="text">
      <style:text-properties style:font-name="Helvetica" fo:color="#202123" fo:background-color="#FFFFFF"/>
    </style:style>
    <style:style style:name="T29" style:parent-style-name="Policepardéfaut" style:family="text">
      <style:text-properties style:font-name="Helvetica" fo:font-weight="bold" style:font-weight-asian="bold" style:font-weight-complex="bold" fo:color="#202123" fo:background-color="#FFFFFF"/>
    </style:style>
    <style:style style:name="T30" style:parent-style-name="Policepardéfaut" style:family="text">
      <style:text-properties style:font-name="Helvetica" fo:color="#202123" fo:background-color="#FFFFFF"/>
    </style:style>
    <style:style style:name="T31" style:parent-style-name="Policepardéfaut" style:family="text">
      <style:text-properties style:font-name="Helvetica" fo:color="#202123" fo:background-color="#FFFFFF"/>
    </style:style>
    <style:style style:name="T32" style:parent-style-name="Policepardéfaut" style:family="text">
      <style:text-properties style:font-name="Helvetica" fo:font-style="italic" style:font-style-asian="italic" style:font-style-complex="italic" fo:color="#202123" fo:background-color="#FFFFFF"/>
    </style:style>
    <style:style style:name="T33" style:parent-style-name="Policepardéfaut" style:family="text">
      <style:text-properties style:font-name="Helvetica" fo:color="#202123" fo:background-color="#FFFFFF"/>
    </style:style>
    <style:style style:name="T34" style:parent-style-name="Policepardéfaut" style:family="text">
      <style:text-properties style:font-name="Helvetica" fo:color="#202123" fo:background-color="#FFFFFF"/>
    </style:style>
    <style:style style:name="T35" style:parent-style-name="Policepardéfaut" style:family="text">
      <style:text-properties style:font-name="Helvetica" fo:font-style="italic" style:font-style-asian="italic" style:font-style-complex="italic" fo:color="#202123" fo:background-color="#FFFFFF"/>
    </style:style>
    <style:style style:name="T36" style:parent-style-name="Policepardéfaut" style:family="text">
      <style:text-properties style:font-name="Helvetica" fo:color="#202123" fo:background-color="#FFFFFF"/>
    </style:style>
    <style:style style:name="T37" style:parent-style-name="Policepardéfaut" style:family="text">
      <style:text-properties style:font-name="Helvetica" fo:color="#202123" fo:background-color="#FFFFFF"/>
    </style:style>
    <style:style style:name="T38" style:parent-style-name="Policepardéfaut" style:family="text">
      <style:text-properties style:font-name="Helvetica" fo:font-style="italic" style:font-style-asian="italic" style:font-style-complex="italic" fo:color="#202123" fo:background-color="#FFFFFF"/>
    </style:style>
    <style:style style:name="T39" style:parent-style-name="Policepardéfaut" style:family="text">
      <style:text-properties style:font-name="Helvetica" fo:color="#202123" fo:background-color="#FFFFFF"/>
    </style:style>
    <style:style style:name="T40" style:parent-style-name="Policepardéfaut" style:family="text">
      <style:text-properties style:font-name="Helvetica" fo:color="#202123" fo:background-color="#FFFFFF"/>
    </style:style>
  </office:automatic-styles>
  <office:body>
    <office:text text:use-soft-page-breaks="true">
      <text:p text:style-name="P1">Rapport<text:s/></text:p>
      <text:p text:style-name="Normal"/>
      <text:p text:style-name="Normal">Table des matières<text:s/></text:p>
      <text:p text:style-name="Normal"/>
      <text:p text:style-name="Normal">Explication des structures de données<text:s/></text:p>
      <text:p text:style-name="Normal">Explication des innovations<text:s/></text:p>
      <text:p text:style-name="Normal">Problèmes rencontrés<text:s/></text:p>
      <text:p text:style-name="Normal">Etude de compression d’imag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Explication des structures de données<text:s/></text:p>
      <text:p text:style-name="Normal"/>
      <text:p text:style-name="Normal">Nous avons choisi de<text:s/>créer une classe MyImage. Etant publique, elle nous permet de créer un objet pour chaque image.<text:s/></text:p>
      <text:p text:style-name="Normal">A chaque image lui sera associé un type (type) une hauteur (height), une largeur (width), une taille de fichier (size), un nombre de bits par couleur (numberRgb), un offset (offset) et une matrice de pixel qui sera la représentation de l’image. L’image est également associé<text:s/>à un mode d’écriture (écriture) qui peut prendre 2 valeurs : 0 pour écrire une image, et 1 pour écrire le QR Code.<text:s/>(haut en bas et bas en haut)</text:p>
      <text:p text:style-name="Normal">Notre deuxième élément<text:s/>est notre classe Pixel. Elle est caractérisée par trois bytes _red ; _green et _blue qui correspondent aux valeurs du rouge, du vert et du bleu de notre pixel. Ils sont donc tous compris entre 0 et 255.</text:p>
      <text:p text:style-name="Normal">Nous avons par ailleurs utilisé la classe ReedSolomon utilisée dans notre QR code.<text:s/>Elle est utile pour récupérer les<text:s/>bits de corrections de données à encoder dans le QRCode.</text:p>
      <text:p text:style-name="Normal">Notre classe QRCode quand a elle utilise de nombreux<text:s/>paramètre, la version (_version) représente le numéro de version du QRCode (1 à 40), (_contours) représente les contours du QRCode (initialisé a 5 pour chaque coté).<text:s/><text:s/>Le (_masque) représente le numéro du masque (de 0 à 7). Le (_message) est la chaine de caractère que l’on veut convertir en QRCode. Et (_nivcorrection) est le niveau de correction du QRCode (1=L, 2=M,3=Q,4=H).<text:s/></text:p>
      <text:p text:style-name="Normal">Dans le QRCode nous initialisons<text:s/>un Dictionnary qui servira comme base alphanumérique pour convertir le _message en bits, puis nous utilisons plusieurs fichiers (crées à partir du site : <text:s/><text:a xlink:href="https://www.thonky.com/qr-code-tutorial/introduction" office:target-frame-name="_top" xlink:show="replace"><text:span text:style-name="Lienhypertexte">https://www.thonky.com/qr-code-tutorial/introduction</text:span></text:a>) pour pouvoir encoder et manipuler les données dans une matrice de pixels.</text:p>
      <text:p text:style-name="Normal">Il est important de noter que notre classe QRCode hérite de la classe MyImage, par conséquent de toutes ses propriétés. Avec ceci nous pouvons encoder le message puis déterminer les bits de corrections avec l’utilisation de la classe ReedSolomon.(les paramètres :<text:s/>_nbecblocks,_nbblocksG1,_nbblocksG2,_tailleblocksG1,_tailleblocksG2 sont utilisés pour encoder un message dans n’importe quelle taille de QRCode (jusqu’à 40) par l’utilisation des blocks et des groupes.</text:p>
      <text:p text:style-name="Normal"/>
      <text:p text:style-name="P3">Explication des innovations<text:s/></text:p>
      <text:p text:style-name="Normal">Notre innovation est d’avoir pu encoder toutes les<text:s/>versions (de 1 a 40)<text:s/>, tous les niveaux de corrections ainsi que<text:s/>tous les masques du QR Code. Nous avons également fait une fonction capable de déterminer la meilleure version et niveau de correction à utiliser.<text:s/></text:p>
      <text:p text:style-name="Normal">Une autre de notre innovation est d’avoir utilisé des fenêtres WPF et Window forms. Cela nous a permis de travailler sur une interface graphique plus esthétique et intuitif qu’un simple affichage console. Toutes les fonctions que nous avons<text:s/>réalisé 3 espaces principaux :<text:s/></text:p>
      <text:list text:style-name="LFO1" text:continue-numbering="true">
        <text:list-item>
          <text:p text:style-name="P4">Traitement d’image avec toutes les fonctions, rotations tout angles, matrice de convolutions avec deux matrices en paramètres.</text:p>
        </text:list-item>
        <text:list-item>
          <text:p text:style-name="P5">11 Fractales différentes (coder sous 4 méthodes), 3 fractales de Mandelbrot et<text:s/>8 fractales de Julia.</text:p>
        </text:list-item>
        <text:list-item>
          <text:p text:style-name="P6">QR Code avec possibilité de simplement afficher le QR code ou d’envoyer le message par<text:s/>SMS. (Toutes versions, tous les masques et toutes les niveaux de corrections)</text:p>
        </text:list-item>
      </text:list>
      <text:p text:style-name="Normal">Problèmes rencontrés :</text:p>
      <text:p text:style-name="P7">Nous avons rencontré quelques problèmes en ce qui concerne l’histogramme, l’utilisation de coefficient<text:s/>initialisés comme<text:s/>double posait problème puisque lorsque l’on voulait les calculer automatiquement par une division nous n’arrivions jamais à tomber sur le facteur attendu par calcul écrit.</text:p>
      <text:p text:style-name="P8">Par ailleurs, nous avons également rencontrer des problèmes de temps,<text:s/>puisque nous n’avions pas eu assez de temps pour faire la lecture du QR Code<text:s/>et terminer le test de tous les masques pour déterminer le meilleur masque<text:s/>il nous manque aussi les tests unitaires, mais ils ont tout de même été vérifiés pendant leurs conceptions.</text:p>
      <text:p text:style-name="Normal"/>
      <text:p text:style-name="Normal"/>
      <text:p text:style-name="Normal"/>
      <text:p text:style-name="P9">Etude de compression d’image<text:s/></text:p>
      <text:p text:style-name="Normal"><text:span text:style-name="T10">Le but de la compression d'image est de réduire la redondance des données de l'image afin qu’elle soit moins volumineuse, tout en essayant de ne<text:s/></text:span><text:span text:style-name="T11">pas perdre de sa qualité. Cela est utile pour télécharger ou envoyer une image plus rapidement. Il existe plusieurs manières de compresser une image<text:s/></text:span><text:span text:style-name="T12">sans pertes</text:span></text:p>
      <text:p text:style-name="Normal"><text:span text:style-name="T13">1)<text:s/></text:span><text:span text:style-name="T14">Codage de répétitions :</text:span><text:span text:style-name="T15"><text:s/>Utilisé pour les documents en noir et blanc. Il consiste à compter l</text:span><text:span text:style-name="T16">e nombre d'octets noirs ou blancs qui se suivent. Par exemple, une ligne de code BBBBBWWWWWWBBBWB sera donc codée 5B6W3B1W1B. Ce type de compression est notamment utilisé pour les fichiers BMP en 1,4 ou 8 bits/pixels.<text:s/></text:span></text:p>
      <text:p text:style-name="Normal"><text:span text:style-name="T17">2)<text:s/></text:span><text:span text:style-name="T18">Codage entropique :</text:span><text:span text:style-name="T19"><text:s/>Utilisé pour l</text:span><text:span text:style-name="T20">es codes de Huffman ou pour le codage arithmétique. Il consiste à mettre en relation une partie de l'image avec un code à longueur variable. Par exemple, on assigne un code très court aux mots les plus fréquents. Il utilise pour cela les statistiques. L'in</text:span><text:span text:style-name="T21">formation à coder sera donc représentée par une variable aléatoire précise.</text:span></text:p>
      <text:p text:style-name="Normal"><text:span text:style-name="T22">3)<text:s/></text:span><text:span text:style-name="T23">Algorithmes à dictionnaires adaptables</text:span><text:span text:style-name="T24"><text:s/>: Cette technique associe aux éléments du texte une table de traduction des chaînes de caractères. Le compresseur va lire le texte, et<text:s/></text:span><text:span text:style-name="T25">ajouter toutes les chaînes de plus de 2 caractères à sa table de traduction comme une concaténation de chaînes déjà rencontrées, avec le code correspondant. Chaque fois qu'une chaîne déjà rencontrée est lue, la chaîne la plus longue déjà rencontrée est dét</text:span><text:span text:style-name="T26">erminée, et le code correspondant à cette chaîne avec le caractère concaténé est enregistré dans la table.</text:span></text:p>
      <text:p text:style-name="P27"/>
      <text:p text:style-name="Normal"><text:span text:style-name="T28">Il existe également plusieurs manières de compresser une image<text:s/></text:span><text:span text:style-name="T29">avec pertes</text:span><text:span text:style-name="T30"><text:s/></text:span></text:p>
      <text:p text:style-name="Normal"><text:span text:style-name="T31">1)<text:s/></text:span><text:span text:style-name="T32">Réduction de l'espace des couleurs</text:span><text:span text:style-name="T33"><text:s/>: Cette méthode va donc représente</text:span><text:span text:style-name="T34">r chaque couleur dans un système colorimétrique. Chaque couleur sera donc caractérisée par un point dans un espace à trois dimensions.<text:s/></text:span></text:p>
      <text:p text:style-name="Normal"><text:span text:style-name="T35">2) Sous échantillonnage de la chrominance</text:span><text:span text:style-name="T36"><text:s/>: Cette méthode réduit le volume des images numériques en diminuant le nombre<text:s/></text:span><text:span text:style-name="T37">d'échantillons à traiter. L'œil humain est moins sensible aux couleurs que à la luminosité, c'est pour cela que cette méthode va donc traiter moins d'informations, au détriment de la chrominance.<text:s/></text:span></text:p>
      <text:p text:style-name="Normal"><text:span text:style-name="T38">3) Codage par transformation<text:s/></text:span><text:span text:style-name="T39">: Une des plus connues est la<text:s/></text:span><text:span text:style-name="T40">transformée en cosinus discrè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ina Sayerh</meta:initial-creator>
    <dc:creator>SAYAD-BARTH Jules</dc:creator>
    <meta:creation-date>2022-05-01T16:17:00Z</meta:creation-date>
    <dc:date>2022-05-02T11:27:00Z</dc:date>
    <meta:template xlink:href="Normal" xlink:type="simple"/>
    <meta:editing-cycles>2</meta:editing-cycles>
    <meta:editing-duration>PT6480S</meta:editing-duration>
    <meta:document-statistic meta:page-count="1" meta:paragraph-count="12" meta:word-count="968" meta:character-count="6283" meta:row-count="44" meta:non-whitespace-character-count="5327"/>
  </office:meta>
</office:document-meta>
</file>